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loext:graphic-properties draw:fill="solid" draw:fill-color="#0000ff"/>
      <style:paragraph-properties fo:background-color="#0000ff" fo:padding-left="0cm" fo:padding-right="0cm" fo:padding-top="0cm" fo:padding-bottom="0.035cm" fo:border-left="none" fo:border-right="none" fo:border-top="none" fo:border-bottom="0.51pt solid #000000" style:shadow="none"/>
      <style:text-properties fo:font-weight="bold" style:font-weight-asian="bold"/>
    </style:style>
    <style:style style:name="P2" style:family="paragraph" style:parent-style-name="Header">
      <loext:graphic-properties draw:fill="solid" draw:fill-color="#0000ff"/>
      <style:paragraph-properties fo:background-color="#0000ff" fo:padding-left="0cm" fo:padding-right="0cm" fo:padding-top="0cm" fo:padding-bottom="0.035cm" fo:border-left="none" fo:border-right="none" fo:border-top="none" fo:border-bottom="0.51pt solid #000000" style:shadow="none"/>
      <style:text-properties style:rfc-language-tag="es-ES-u-co-trad" fo:language="es" fo:country="ES"/>
    </style:style>
    <style:style style:name="P3" style:family="paragraph" style:parent-style-name="Footer">
      <loext:graphic-properties draw:fill="solid" draw:fill-color="#0000ff"/>
      <style:paragraph-properties fo:background-color="#0000ff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4" style:family="paragraph" style:parent-style-name="Párrafo_20_de_20_lista1">
      <style:paragraph-properties fo:margin-left="0cm" fo:margin-right="0cm" fo:margin-top="0cm" fo:margin-bottom="0cm" style:contextual-spacing="true" fo:text-align="justify" style:justify-single-word="false" fo:text-indent="0cm" style:auto-text-indent="false"/>
    </style:style>
    <style:style style:name="P5" style:family="paragraph" style:parent-style-name="Párrafo_20_de_20_lista1">
      <style:paragraph-properties fo:margin-top="0cm" fo:margin-bottom="0cm" style:contextual-spacing="true" fo:text-align="justify" style:justify-single-word="false"/>
    </style:style>
    <style:style style:name="P6" style:family="paragraph" style:parent-style-name="Párrafo_20_de_20_lista1">
      <style:paragraph-properties fo:margin-top="0cm" fo:margin-bottom="0cm" style:contextual-spacing="true" fo:text-align="justify" style:justify-single-word="false"/>
      <style:text-properties officeooo:paragraph-rsid="000e2df5"/>
    </style:style>
    <style:style style:name="P7" style:family="paragraph" style:parent-style-name="Párrafo_20_de_20_lista1">
      <style:paragraph-properties fo:margin-top="0cm" fo:margin-bottom="0cm" style:contextual-spacing="true" fo:text-align="justify" style:justify-single-word="false"/>
      <style:text-properties officeooo:paragraph-rsid="0017f7f9"/>
    </style:style>
    <style:style style:name="P8" style:family="paragraph" style:parent-style-name="Standard">
      <style:paragraph-properties fo:margin-top="0cm" fo:margin-bottom="0cm" style:contextual-spacing="false">
        <style:tab-stops>
          <style:tab-stop style:position="6.985cm"/>
          <style:tab-stop style:position="16.686cm" style:leader-style="dotted" style:leader-text="."/>
        </style:tab-stops>
      </style:paragraph-properties>
    </style:style>
    <style:style style:name="P9" style:family="paragraph" style:parent-style-name="Standard">
      <style:paragraph-properties fo:margin-top="0cm" fo:margin-bottom="0cm" style:contextual-spacing="false"/>
    </style:style>
    <style:style style:name="P10" style:family="paragraph" style:parent-style-name="Párrafo_20_de_20_lista1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fo:color="#2a6099" loext:opacity="100%" fo:font-weight="bold" officeooo:rsid="000e8b68" officeooo:paragraph-rsid="000e8b68" style:font-weight-asian="bold" style:font-weight-complex="bold"/>
    </style:style>
    <style:style style:name="P11" style:family="paragraph" style:parent-style-name="Párrafo_20_de_20_lista1">
      <style:paragraph-properties fo:margin-top="0cm" fo:margin-bottom="0cm" style:contextual-spacing="true" fo:text-align="justify" style:justify-single-word="false"/>
      <style:text-properties fo:color="#2a6099" loext:opacity="100%" fo:font-weight="bold" officeooo:rsid="000e8b68" officeooo:paragraph-rsid="000e8b68" style:font-weight-asian="bold" style:font-weight-complex="bold"/>
    </style:style>
    <style:style style:name="P12" style:family="paragraph" style:parent-style-name="Párrafo_20_de_20_lista1">
      <style:paragraph-properties fo:margin-top="0cm" fo:margin-bottom="0cm" style:contextual-spacing="true" fo:text-align="justify" style:justify-single-word="false"/>
      <style:text-properties fo:color="#2a6099" loext:opacity="100%" fo:font-weight="bold" officeooo:rsid="00115707" officeooo:paragraph-rsid="00115707" style:font-weight-asian="bold" style:font-weight-complex="bold"/>
    </style:style>
    <style:style style:name="P13" style:family="paragraph" style:parent-style-name="Párrafo_20_de_20_lista1">
      <style:paragraph-properties fo:margin-top="0cm" fo:margin-bottom="0cm" style:contextual-spacing="true" fo:text-align="justify" style:justify-single-word="false"/>
      <style:text-properties fo:color="#2a6099" loext:opacity="100%" fo:font-weight="bold" officeooo:rsid="00123644" officeooo:paragraph-rsid="00123644" style:font-weight-asian="bold" style:font-weight-complex="bold"/>
    </style:style>
    <style:style style:name="P14" style:family="paragraph" style:parent-style-name="Párrafo_20_de_20_lista1">
      <style:paragraph-properties fo:margin-top="0cm" fo:margin-bottom="0cm" style:contextual-spacing="true" fo:text-align="justify" style:justify-single-word="false"/>
      <style:text-properties fo:color="#2a6099" loext:opacity="100%" fo:font-weight="bold" officeooo:rsid="001327df" officeooo:paragraph-rsid="001327df" style:font-weight-asian="bold" style:font-weight-complex="bold"/>
    </style:style>
    <style:style style:name="P15" style:family="paragraph" style:parent-style-name="Párrafo_20_de_20_lista1">
      <style:paragraph-properties fo:margin-top="0cm" fo:margin-bottom="0cm" style:contextual-spacing="true" fo:text-align="justify" style:justify-single-word="false"/>
      <style:text-properties fo:color="#2a6099" loext:opacity="100%" fo:font-weight="bold" officeooo:rsid="0014a554" officeooo:paragraph-rsid="0014a554" style:font-weight-asian="bold" style:font-weight-complex="bold"/>
    </style:style>
    <style:style style:name="P16" style:family="paragraph" style:parent-style-name="Párrafo_20_de_20_lista1">
      <style:paragraph-properties fo:margin-top="0cm" fo:margin-bottom="0cm" style:contextual-spacing="true" fo:text-align="justify" style:justify-single-word="false"/>
      <style:text-properties fo:color="#2a6099" loext:opacity="100%" fo:font-weight="bold" officeooo:rsid="001816d2" officeooo:paragraph-rsid="001816d2" style:font-weight-asian="bold" style:font-weight-complex="bold"/>
    </style:style>
    <style:style style:name="P17" style:family="paragraph" style:parent-style-name="Párrafo_20_de_20_lista1">
      <style:paragraph-properties fo:margin-top="0cm" fo:margin-bottom="0cm" style:contextual-spacing="true" fo:text-align="justify" style:justify-single-word="false"/>
      <style:text-properties fo:color="#2a6099" loext:opacity="100%" fo:font-weight="bold" officeooo:rsid="0019a8eb" officeooo:paragraph-rsid="0019a8eb" style:font-weight-asian="bold" style:font-weight-complex="bold"/>
    </style:style>
    <style:style style:name="P18" style:family="paragraph" style:parent-style-name="Párrafo_20_de_20_lista1">
      <style:paragraph-properties fo:margin-top="0cm" fo:margin-bottom="0cm" style:contextual-spacing="true" fo:text-align="justify" style:justify-single-word="false"/>
      <style:text-properties officeooo:rsid="0014a554" officeooo:paragraph-rsid="0014a554"/>
    </style:style>
    <style:style style:name="P19" style:family="paragraph" style:parent-style-name="Párrafo_20_de_20_lista1">
      <style:paragraph-properties fo:margin-top="0cm" fo:margin-bottom="0cm" style:contextual-spacing="true" fo:text-align="justify" style:justify-single-word="false"/>
      <style:text-properties officeooo:rsid="0014f963" officeooo:paragraph-rsid="0014f963"/>
    </style:style>
    <style:style style:name="P20" style:family="paragraph" style:parent-style-name="Párrafo_20_de_20_lista1">
      <style:paragraph-properties fo:margin-top="0cm" fo:margin-bottom="0cm" style:contextual-spacing="true" fo:text-align="justify" style:justify-single-word="false"/>
      <style:text-properties fo:color="#000000" loext:opacity="100%" fo:font-weight="normal" officeooo:rsid="000e8b68" officeooo:paragraph-rsid="00103228" style:font-weight-asian="normal" style:font-weight-complex="normal"/>
    </style:style>
    <style:style style:name="P21" style:family="paragraph" style:parent-style-name="Standard">
      <style:paragraph-properties fo:margin-top="0cm" fo:margin-bottom="0cm" style:contextual-spacing="false"/>
      <style:text-properties fo:color="#2a6099" loext:opacity="100%" fo:font-weight="bold" officeooo:rsid="001e3520" officeooo:paragraph-rsid="001e3520" style:font-weight-asian="bold" style:font-weight-complex="bold"/>
    </style:style>
    <style:style style:name="P22" style:family="paragraph" style:parent-style-name="Párrafo_20_de_20_lista1" style:list-style-name="WWNum1">
      <style:paragraph-properties fo:margin-top="0cm" fo:margin-bottom="0cm" style:contextual-spacing="true" fo:text-align="justify" style:justify-single-word="false"/>
      <style:text-properties officeooo:paragraph-rsid="0017f7f9"/>
    </style:style>
    <style:style style:name="P23" style:family="paragraph" style:parent-style-name="Párrafo_20_de_20_lista1" style:list-style-name="WWNum1">
      <style:paragraph-properties fo:margin-top="0cm" fo:margin-bottom="0cm" style:contextual-spacing="true" fo:text-align="justify" style:justify-single-word="false"/>
    </style:style>
    <style:style style:name="P24" style:family="paragraph" style:parent-style-name="Párrafo_20_de_20_lista1" style:list-style-name="WWNum1">
      <style:paragraph-properties fo:margin-top="0cm" fo:margin-bottom="0cm" style:contextual-spacing="true" fo:text-align="justify" style:justify-single-word="false"/>
      <style:text-properties officeooo:paragraph-rsid="000e2df5"/>
    </style:style>
    <style:style style:name="P25" style:family="paragraph" style:parent-style-name="Párrafo_20_de_20_lista1">
      <style:paragraph-properties fo:margin-top="0cm" fo:margin-bottom="0cm" style:contextual-spacing="true" fo:text-align="justify" style:justify-single-word="false"/>
    </style:style>
    <style:style style:name="P26" style:family="paragraph" style:parent-style-name="Párrafo_20_de_20_lista1" style:list-style-name="WWNum1">
      <style:paragraph-properties fo:margin-top="0cm" fo:margin-bottom="0cm" style:contextual-spacing="true" fo:text-align="justify" style:justify-single-word="false"/>
      <style:text-properties fo:color="#2a6099" loext:opacity="100%" fo:font-weight="bold" officeooo:rsid="000e2df5" officeooo:paragraph-rsid="000e2df5" style:font-weight-asian="bold"/>
    </style:style>
    <style:style style:name="P27" style:family="paragraph" style:parent-style-name="Párrafo_20_de_20_lista1" style:list-style-name="WWNum1">
      <style:paragraph-properties fo:margin-top="0cm" fo:margin-bottom="0cm" style:contextual-spacing="true" fo:text-align="justify" style:justify-single-word="false"/>
      <style:text-properties fo:color="#2a6099" loext:opacity="100%" fo:font-weight="bold" officeooo:rsid="000e2df5" officeooo:paragraph-rsid="000e2df5" style:font-weight-asian="bold" style:font-weight-complex="bold"/>
    </style:style>
    <style:style style:name="P28" style:family="paragraph" style:parent-style-name="Párrafo_20_de_20_lista1" style:list-style-name="WWNum1">
      <style:paragraph-properties fo:margin-top="0cm" fo:margin-bottom="0cm" style:contextual-spacing="true" fo:text-align="justify" style:justify-single-word="false"/>
      <style:text-properties fo:color="#2a6099" loext:opacity="100%" fo:font-weight="bold" officeooo:rsid="001b025c" officeooo:paragraph-rsid="001b025c" style:font-weight-asian="bold" style:font-weight-complex="bold"/>
    </style:style>
    <style:style style:name="P29" style:family="paragraph" style:parent-style-name="Párrafo_20_de_20_lista1">
      <style:paragraph-properties fo:margin-top="0cm" fo:margin-bottom="0cm" style:contextual-spacing="true" fo:text-align="justify" style:justify-single-word="false"/>
      <style:text-properties fo:color="#2a6099" loext:opacity="100%" fo:font-weight="bold" officeooo:rsid="001b025c" officeooo:paragraph-rsid="001b025c" style:font-weight-asian="bold" style:font-weight-complex="bold"/>
    </style:style>
    <style:style style:name="P30" style:family="paragraph" style:parent-style-name="Párrafo_20_de_20_lista1">
      <style:paragraph-properties fo:margin-top="0cm" fo:margin-bottom="0cm" style:contextual-spacing="true" fo:text-align="justify" style:justify-single-word="false"/>
      <style:text-properties fo:color="#2a6099" loext:opacity="100%" fo:font-weight="bold" officeooo:rsid="001b8ea4" officeooo:paragraph-rsid="001b8ea4" style:font-weight-asian="bold" style:font-weight-complex="bold"/>
    </style:style>
    <style:style style:name="P31" style:family="paragraph" style:parent-style-name="Párrafo_20_de_20_lista1">
      <style:paragraph-properties fo:margin-top="0cm" fo:margin-bottom="0cm" style:contextual-spacing="true" fo:text-align="justify" style:justify-single-word="false"/>
      <style:text-properties fo:color="#2a6099" loext:opacity="100%" fo:font-weight="bold" officeooo:rsid="001dcd48" officeooo:paragraph-rsid="001dcd48" style:font-weight-asian="bold" style:font-weight-complex="bold"/>
    </style:style>
    <style:style style:name="P32" style:family="paragraph" style:parent-style-name="Párrafo_20_de_20_lista1" style:list-style-name="WWNum1">
      <style:paragraph-properties fo:margin-top="0cm" fo:margin-bottom="0cm" style:contextual-spacing="true" fo:text-align="justify" style:justify-single-word="false"/>
      <style:text-properties fo:font-weight="bold" officeooo:rsid="000e2df5" officeooo:paragraph-rsid="000e2df5" style:font-weight-asian="bold"/>
    </style:style>
    <style:style style:name="P33" style:family="paragraph" style:parent-style-name="Párrafo_20_de_20_lista1" style:list-style-name="WWNum1">
      <style:paragraph-properties fo:margin-top="0cm" fo:margin-bottom="0cm" style:contextual-spacing="true" fo:text-align="justify" style:justify-single-word="false"/>
      <style:text-properties officeooo:rsid="000e2df5" officeooo:paragraph-rsid="000e2df5"/>
    </style:style>
    <style:style style:name="T1" style:family="text">
      <style:text-properties fo:font-weight="bold" style:font-weight-asian="bold"/>
    </style:style>
    <style:style style:name="T2" style:family="text">
      <style:text-properties style:rfc-language-tag="es-ES-u-co-trad" fo:language="es" fo:country="ES"/>
    </style:style>
    <style:style style:name="T3" style:family="text">
      <style:text-properties style:rfc-language-tag="es-ES-u-co-trad" fo:language="es" fo:country="ES" style:font-name-asian="Calibri1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2a6099" loext:opacity="100%" fo:font-weight="bold" officeooo:rsid="000e8b68" style:font-weight-asian="bold" style:font-weight-complex="bold"/>
    </style:style>
    <style:style style:name="T6" style:family="text">
      <style:text-properties fo:color="#2a6099" loext:opacity="100%" fo:font-weight="bold" officeooo:rsid="0017f7f9" style:font-weight-asian="bold" style:font-weight-complex="bold"/>
    </style:style>
    <style:style style:name="T7" style:family="text">
      <style:text-properties officeooo:rsid="00103228"/>
    </style:style>
    <style:style style:name="T8" style:family="text">
      <style:text-properties officeooo:rsid="0011b153"/>
    </style:style>
    <style:style style:name="T9" style:family="text">
      <style:text-properties officeooo:rsid="001327df"/>
    </style:style>
    <style:style style:name="T10" style:family="text">
      <style:text-properties officeooo:rsid="0014a554"/>
    </style:style>
    <style:style style:name="T11" style:family="text">
      <style:text-properties officeooo:rsid="0017f7f9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816d2"/>
    </style:style>
    <style:style style:name="T14" style:family="text">
      <style:text-properties style:text-underline-style="none"/>
    </style:style>
    <style:style style:name="T15" style:family="text">
      <style:text-properties officeooo:rsid="001b025c"/>
    </style:style>
    <style:style style:name="T16" style:family="text">
      <style:text-properties officeooo:rsid="001b8ea4"/>
    </style:style>
    <style:style style:name="T17" style:family="text">
      <style:text-properties officeooo:rsid="001c5f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"><text:s/></text:span><text:span text:style-name="T2"><text:tab/></text:span></text:p>
      <text:list xml:id="list1693523129" text:style-name="WWNum1">
        <text:list-item>
          <text:p text:style-name="P22">Posicionarse en su home, sin moverse de ahí</text:p>
          <text:p text:style-name="P22"><text:span text:style-name="T6">cd</text:span><text:span text:style-name="T11"> </text:span></text:p>
        </text:list-item>
      </text:list>
      <text:p text:style-name="P7"/>
      <text:list xml:id="list113447409235443" text:continue-numbering="true" text:style-name="WWNum1">
        <text:list-item>
          <text:p text:style-name="P23">Buscar a partir de vuestro home el fichero <text:s/><text:span text:style-name="T1">.bashrc.</text:span></text:p>
          <text:p text:style-name="P26">find -name “.bashrc”</text:p>
          <text:p text:style-name="P32"/>
        </text:list-item>
        <text:list-item>
          <text:p text:style-name="P23">Buscar en <text:span text:style-name="T1">/usr</text:span> todos los ficheros que terminen en <text:span text:style-name="T1">.cpp</text:span></text:p>
          <text:p text:style-name="P26">find /usr -name “*.cpp”</text:p>
          <text:p text:style-name="P32"/>
        </text:list-item>
        <text:list-item>
          <text:p text:style-name="P23">Buscar en <text:span text:style-name="T1">/var</text:span> todos los ficheros que tengan un número en su nombre</text:p>
          <text:p text:style-name="P27">find /var -name “*[0-9]*” </text:p>
          <text:p text:style-name="P33"/>
        </text:list-item>
        <text:list-item>
          <text:p text:style-name="P23">Buscar en <text:span text:style-name="T1">/usr</text:span>/local todos los ficheros Readme y readme.</text:p>
        </text:list-item>
      </text:list>
      <text:p text:style-name="P4"><text:s/><text:span text:style-name="T5">find /usr/local -name “[rR]eadme”</text:span></text:p>
      <text:p text:style-name="P4"/>
      <text:list xml:id="list113446306816455" text:continue-numbering="true" text:style-name="WWNum1">
        <text:list-item>
          <text:p text:style-name="P24">Ver el contenido de todos los ficheros ordinarios, a partir de vuestro home, que tengan menos de 2k</text:p>
        </text:list-item>
      </text:list>
      <text:p text:style-name="P10">find ~ -type f -size -2k -exec cat {} \;</text:p>
      <text:p text:style-name="P6"/>
      <text:list xml:id="list113445988127872" text:continue-numbering="true" text:style-name="WWNum1">
        <text:list-item>
          <text:p text:style-name="P23">Buscar todos los ficheros con permisos 644, a partir de /home y en 2 niveles de búsqueda.</text:p>
        </text:list-item>
      </text:list>
      <text:p text:style-name="P11">find /home -maxdepth 2 -perm 644</text:p>
      <text:p text:style-name="P5"/>
      <text:list xml:id="list113447836169313" text:continue-numbering="true" text:style-name="WWNum1">
        <text:list-item>
          <text:p text:style-name="P23">Buscar en /usr todos los ficheros que no pertenezcan a un grupo conocido.</text:p>
        </text:list-item>
      </text:list>
      <text:p text:style-name="P11">find /usr -nogroup</text:p>
      <text:p text:style-name="P5"/>
      <text:list xml:id="list113447043915710" text:continue-numbering="true" text:style-name="WWNum1">
        <text:list-item>
          <text:p text:style-name="P23">Buscar en /usr todos los ficheros que tengan más de 3 enlaces.</text:p>
        </text:list-item>
      </text:list>
      <text:p text:style-name="P11">find /usr -links +3</text:p>
      <text:p text:style-name="P5"/>
      <text:list xml:id="list113446996154695" text:continue-numbering="true" text:style-name="WWNum1">
        <text:list-item>
          <text:p text:style-name="P23">Listar todos los directorios de /home que le pertenezcan</text:p>
        </text:list-item>
      </text:list>
      <text:p text:style-name="P11">find ~ -type d -<text:span text:style-name="T13">user</text:span> asir1 -exec ls {} \;</text:p>
      <text:p text:style-name="P5"/>
      <text:list xml:id="list113446104421666" text:continue-numbering="true" text:style-name="WWNum1">
        <text:list-item>
          <text:p text:style-name="P23">Posicionarse en su home y buscar:</text:p>
          <text:list>
            <text:list-item>
              <text:p text:style-name="P23">Solo los ficheros de tipo directorio</text:p>
            </text:list-item>
          </text:list>
        </text:list-item>
      </text:list>
      <text:p text:style-name="P11">find . -type d</text:p>
      <text:p text:style-name="P5"/>
      <text:list xml:id="list113446833720484" text:continue-numbering="true" text:style-name="WWNum1">
        <text:list-item>
          <text:list>
            <text:list-item>
              <text:p text:style-name="P23">Solo los ficheros de tipo ordinario</text:p>
            </text:list-item>
          </text:list>
        </text:list-item>
      </text:list>
      <text:p text:style-name="P11">find -type f</text:p>
      <text:p text:style-name="P5"/>
      <text:list xml:id="list113446546448882" text:continue-numbering="true" text:style-name="WWNum1">
        <text:list-item>
          <text:list>
            <text:list-item>
              <text:p text:style-name="P23">Solo los ficheros de tipo enlace</text:p>
            </text:list-item>
          </text:list>
        </text:list-item>
      </text:list>
      <text:p text:style-name="P11">find -type l</text:p>
      <text:p text:style-name="P5"/>
      <text:list xml:id="list113446877932274" text:continue-numbering="true" text:style-name="WWNum1">
        <text:list-item>
          <text:list>
            <text:list-item>
              <text:p text:style-name="P23">Los ficheros ordinarios que empiecen con m o M.</text:p>
            </text:list-item>
          </text:list>
        </text:list-item>
      </text:list>
      <text:p text:style-name="P11">find . -type f -name “[mM]*”</text:p>
      <text:p text:style-name="P5"/>
      <text:list xml:id="list113447065958626" text:continue-numbering="true" text:style-name="WWNum1">
        <text:list-item>
          <text:list>
            <text:list-item>
              <text:p text:style-name="P23"><text:soft-page-break/>Los ficheros ordinarios que tengan menos de 20k y empiecen por uno de los siguientes caracteres <text:s text:c="2"/>abcABC</text:p>
            </text:list-item>
          </text:list>
        </text:list-item>
      </text:list>
      <text:p text:style-name="P11">find . -type f -size -20k -name “[abcABC]*”</text:p>
      <text:p text:style-name="P5"/>
      <text:list xml:id="list113446268330812" text:continue-numbering="true" text:style-name="WWNum1">
        <text:list-item>
          <text:list>
            <text:list-item>
              <text:p text:style-name="P23">Los ficheros ordinarios que sean del mes de octubre pasado</text:p>
            </text:list-item>
          </text:list>
        </text:list-item>
      </text:list>
      <text:p text:style-name="P11">find . -type f -<text:span text:style-name="T8">m</text:span>time +9 -<text:span text:style-name="T8">m</text:span>time -39</text:p>
      <text:p text:style-name="P5"/>
      <text:list xml:id="list113447340937732" text:continue-numbering="true" text:style-name="WWNum1">
        <text:list-item>
          <text:list>
            <text:list-item>
              <text:p text:style-name="P23">Qué cantidad de ficheros son del mes de octubre.</text:p>
            </text:list-item>
          </text:list>
        </text:list-item>
      </text:list>
      <text:p text:style-name="P20">find . <text:span text:style-name="T8">m</text:span>time +9 -<text:span text:style-name="T8">m</text:span>time -39 -<text:span text:style-name="T7">exec wc -l {} \;</text:span></text:p>
      <text:p text:style-name="P5"/>
      <text:list xml:id="list113445905150121" text:continue-numbering="true" text:style-name="WWNum1">
        <text:list-item>
          <text:list>
            <text:list-item>
              <text:p text:style-name="P23">Ver la lista de ficheros ordinarios que empiezan con mayúsculas.</text:p>
            </text:list-item>
          </text:list>
        </text:list-item>
      </text:list>
      <text:p text:style-name="P12">find . -type f -name “[A-Z]*”</text:p>
      <text:p text:style-name="P5"/>
      <text:list xml:id="list113446144509067" text:continue-numbering="true" text:style-name="WWNum1">
        <text:list-item>
          <text:list>
            <text:list-item>
              <text:p text:style-name="P23">Visualizar todos los ficheros ordinarios de menos de 10k, en un solo nivel.</text:p>
            </text:list-item>
          </text:list>
        </text:list-item>
      </text:list>
      <text:p text:style-name="P13"><text:span text:style-name="T9">f</text:span>ind . -maxdepth 1 -type f -size -10k</text:p>
      <text:p text:style-name="P5"/>
      <text:list xml:id="list113447563134630" text:continue-numbering="true" text:style-name="WWNum1">
        <text:list-item>
          <text:list>
            <text:list-item>
              <text:p text:style-name="P23">Listar el contenido de todos los directorios hasta 3 niveles.</text:p>
            </text:list-item>
          </text:list>
        </text:list-item>
      </text:list>
      <text:p text:style-name="P14"><text:span text:style-name="T10">f</text:span>ind . -maxdepth 3 -exec ls {} \;</text:p>
      <text:p text:style-name="P5"/>
      <text:list xml:id="list113447386344442" text:continue-numbering="true" text:style-name="WWNum1">
        <text:list-item>
          <text:list>
            <text:list-item>
              <text:p text:style-name="P23">Visualizar las 5 primeras líneas de todos los ficheros ordinarios de más de 5 k.</text:p>
            </text:list-item>
          </text:list>
        </text:list-item>
      </text:list>
      <text:p text:style-name="P15">find . -type f -size +5k -exec head 5 {} \;</text:p>
      <text:p text:style-name="P5"/>
      <text:list xml:id="list113446102487693" text:continue-numbering="true" text:style-name="WWNum1">
        <text:list-item>
          <text:p text:style-name="P23">Buscar todos los <text:span text:style-name="T14">ficheros o</text:span>rdinarios de más de 100 bytes desde /home</text:p>
        </text:list-item>
      </text:list>
      <text:p text:style-name="P15">find /home -size +100b</text:p>
      <text:p text:style-name="P5"/>
      <text:list xml:id="list113446009674569" text:continue-numbering="true" text:style-name="WWNum1">
        <text:list-item>
          <text:p text:style-name="P23">Buscar todos los enlaces simbólicos a partir de su home y en sólo un nivel</text:p>
        </text:list-item>
      </text:list>
      <text:p text:style-name="P15">find ~ -maxdepth 1 -type l</text:p>
      <text:p text:style-name="P5"/>
      <text:list xml:id="list113447921538786" text:continue-numbering="true" text:style-name="WWNum1">
        <text:list-item>
          <text:p text:style-name="P23">Listar los ficheros de tipo directorio a partir de /tmp</text:p>
        </text:list-item>
      </text:list>
      <text:p text:style-name="P18"><text:span text:style-name="T4">find /tmp -type d</text:span> </text:p>
      <text:p text:style-name="P5"/>
      <text:list xml:id="list113447216917812" text:continue-numbering="true" text:style-name="WWNum1">
        <text:list-item>
          <text:p text:style-name="P23">Emitir el total de entradas que posee la ruta ~, cuyos ficheros ordinarios posean más de 5k</text:p>
        </text:list-item>
      </text:list>
      <text:p text:style-name="P19">find ~ -type f -size +5k</text:p>
      <text:p text:style-name="P5"/>
      <text:list xml:id="list113447912033560" text:continue-numbering="true" text:style-name="WWNum1">
        <text:list-item>
          <text:p text:style-name="P23">Buscar todos los ficheros de cualquier tipo que posean los siguientes permisos rwxr-xr-x</text:p>
        </text:list-item>
      </text:list>
      <text:p text:style-name="P16">find ~ -perm 751</text:p>
      <text:p text:style-name="P5"/>
      <text:list xml:id="list113447346264838" text:continue-numbering="true" text:style-name="WWNum1">
        <text:list-item>
          <text:p text:style-name="P23">Emitir el total de ficheros de cualquier tipo, de su propiedad, desde su home, guardando los errores en el fichero ERRO.</text:p>
        </text:list-item>
      </text:list>
      <text:p text:style-name="P17">find ~ <text:s/>-user asir1 2&gt;/dev/null</text:p>
      <text:p text:style-name="P5"/>
      <text:list xml:id="list113447431941129" text:continue-numbering="true" text:style-name="WWNum1">
        <text:list-item>
          <text:p text:style-name="P23">Ver si existen fichero de cualquier tipo, que pertenezcan a un usuario desconocido.</text:p>
        </text:list-item>
      </text:list>
      <text:p text:style-name="P17">find ~ -no<text:span text:style-name="T15">user</text:span></text:p>
      <text:p text:style-name="P5"/>
      <text:list xml:id="list113447554130856" text:continue-numbering="true" text:style-name="WWNum1">
        <text:list-item>
          <text:p text:style-name="P23">Ver la cantidad de usuarios que pertenecen al grupo de <text:span text:style-name="T1">users</text:span>.</text:p>
          <text:p text:style-name="P28"><text:soft-page-break/>find -group -users </text:p>
        </text:list-item>
      </text:list>
      <text:p text:style-name="P5"/>
      <text:list xml:id="list113446165804252" text:continue-numbering="true" text:style-name="WWNum1">
        <text:list-item>
          <text:p text:style-name="P23">Ver la cantidad de ficheros que pertenecen a su grupo.</text:p>
        </text:list-item>
      </text:list>
      <text:p text:style-name="P29">find <text:s/>-group asir1</text:p>
      <text:p text:style-name="P5"/>
      <text:list xml:id="list113447386629034" text:continue-numbering="true" text:style-name="WWNum1">
        <text:list-item>
          <text:p text:style-name="P23">Quién es el propietario del archivo /etc/passwd? ¿y su grupo? ¿Cuántos enlaces tiene? ¿Qué permisos posee?</text:p>
        </text:list-item>
      </text:list>
      <text:p text:style-name="P29">ls -l /etc/passwd → root, root</text:p>
      <text:p text:style-name="P5"/>
      <text:list xml:id="list113447249916398" text:continue-numbering="true" text:style-name="WWNum1">
        <text:list-item>
          <text:p text:style-name="P23">Intente realizar una copia del fichero /etc/passwd a vuestro home. ¿Puede copiarlo?</text:p>
        </text:list-item>
      </text:list>
      <text:p text:style-name="P29"><text:span text:style-name="T16">c</text:span>p /etc/passwd /home/asir1/</text:p>
      <text:p text:style-name="P29"/>
      <text:p text:style-name="P29">A mí sí me ha dejado copiarlo.</text:p>
      <text:p text:style-name="P5"/>
      <text:list xml:id="list113447701671551" text:continue-numbering="true" text:style-name="WWNum1">
        <text:list-item>
          <text:p text:style-name="P23">Listar todos los ficheros ordinarios de tamaño menor de 250 bytes, su nombre empiece por m o M, en 2 niveles.</text:p>
        </text:list-item>
      </text:list>
      <text:p text:style-name="P30"><text:span text:style-name="T17">f</text:span>ind ~ -maxdepth 2 -type f -size -250b -iname m*</text:p>
      <text:p text:style-name="P5"/>
      <text:list xml:id="list113446883307367" text:continue-numbering="true" text:style-name="WWNum1">
        <text:list-item>
          <text:p text:style-name="P23">Emitir el resultado de buscar entre los ficheros ordinarios desde ~ cuyos permisos sean 640 y han sido modificados en los últimos 30 días.</text:p>
        </text:list-item>
      </text:list>
      <text:p text:style-name="P31">find ~ -type f -perm 640 -mtime -30</text:p>
      <text:p text:style-name="P5"/>
      <text:list xml:id="list113446215109593" text:continue-numbering="true" text:style-name="WWNum1">
        <text:list-item>
          <text:p text:style-name="P23">Mostrar el total de ficheros ordinarios modificados hace más de 30 días desde ~.<text:bookmark text:name="_GoBack"/></text:p>
        </text:list-item>
      </text:list>
      <text:p text:style-name="P9"/>
      <text:p text:style-name="P21">find ~ -type f – mtime +3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size-asian="11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árrafo_20_de_20_lista1" style:display-name="Párrafo de lista1" style:family="paragraph" style:parent-style-name="Standard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WW8Num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>
      <style:text-properties style:font-name-complex="Times New Roman1" style:font-family-complex="'Times New Roman'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 style:parent-style-name="Fuente_20_de_20_párrafo_20_predeter.1">
      <style:text-properties style:font-name-complex="Times New Roman1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Fuente_20_de_20_párrafo_20_predeter.1">
      <style:text-properties style:font-name-complex="Times New Roman1" style:font-family-complex="'Times New Roman'" style:font-family-generic-complex="system" style:font-pitch-complex="variable"/>
    </style:style>
    <style:style style:name="Texto_20_de_20_globo_20_Car" style:display-name="Texto de globo Car" style:family="text" style:parent-style-name="Fuente_20_de_20_párrafo_20_predeter.1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solid" draw:fill-color="#0000ff"/>
      <style:paragraph-properties fo:background-color="#0000ff" fo:padding-left="0cm" fo:padding-right="0cm" fo:padding-top="0cm" fo:padding-bottom="0.035cm" fo:border-left="none" fo:border-right="none" fo:border-top="none" fo:border-bottom="0.51pt solid #000000" style:shadow="none"/>
      <style:text-properties fo:font-weight="bold" style:font-weight-asian="bold"/>
    </style:style>
    <style:style style:name="MP2" style:family="paragraph" style:parent-style-name="Header">
      <loext:graphic-properties draw:fill="solid" draw:fill-color="#0000ff"/>
      <style:paragraph-properties fo:background-color="#0000ff" fo:padding-left="0cm" fo:padding-right="0cm" fo:padding-top="0cm" fo:padding-bottom="0.035cm" fo:border-left="none" fo:border-right="none" fo:border-top="none" fo:border-bottom="0.51pt solid #000000" style:shadow="none"/>
      <style:text-properties style:rfc-language-tag="es-ES-u-co-trad" fo:language="es" fo:country="ES"/>
    </style:style>
    <style:style style:name="MP3" style:family="paragraph" style:parent-style-name="Footer">
      <loext:graphic-properties draw:fill="solid" draw:fill-color="#0000ff"/>
      <style:paragraph-properties fo:background-color="#0000ff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T1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2cm" fo:margin-left="0cm" fo:margin-right="0cm" fo:margin-bottom="1.152cm" style:dynamic-spacing="true"/>
      </style:header-style>
      <style:footer-style>
        <style:header-footer-properties fo:min-height="1.252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1º A.S.I.R.<text:tab/>Implantación de Sistemas Operativos</text:p>
        <text:p text:style-name="MP2">Linux ejerc nº <text:s/>7<text:tab/>find </text:p>
      </style:header>
      <style:footer>
        <text:p text:style-name="MP3"><text:span text:style-name="MT1">Prof. Rosa B. Mansilla Trillo<text:tab/>[</text:span><text:span text:style-name="MT1"><text:page-number text:select-page="current">3</text:page-number></text:span><text:span text:style-name="MT1">]<text:tab/>IES Xulián Magariños - Negreir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meta:initial-creator>rosa</meta:initial-creator>
    <meta:editing-cycles>21</meta:editing-cycles>
    <meta:print-date>1899-12-31T23:00:00</meta:print-date>
    <meta:creation-date>2023-11-07T18:11:00</meta:creation-date>
    <dc:date>2023-11-14T11:34:45.791561396</dc:date>
    <meta:editing-duration>PT2H36M10S</meta:editing-duration>
    <meta:generator>LibreOffice/7.4.2.3$Linux_X86_64 LibreOffice_project/382eef1f22670f7f4118c8c2dd222ec7ad009daf</meta:generator>
    <meta:document-statistic meta:table-count="0" meta:image-count="0" meta:object-count="0" meta:page-count="3" meta:paragraph-count="76" meta:word-count="705" meta:character-count="3729" meta:non-whitespace-character-count="3120"/>
    <meta:user-defined meta:name="AppVersion">16.0000</meta:user-defined>
    <meta:template xlink:type="simple" xlink:actuate="onRequest" xlink:title="Normal" xlink:href=""/>
  </office:meta>
</office:document-meta>
</file>